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vel of no traffic is 146 if no other car on road o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7.13 at .011 car/s no other traff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Patte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reenNS</text:p>
          </table:table-cell>
          <table:table-cell office:value-type="string" calcext:value-type="string">
            <text:p>GreenEW</text:p>
          </table:table-cell>
          <table:table-cell office:value-type="string" calcext:value-type="string">
            <text:p>Avg Time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61.64" calcext:value-type="float">
            <text:p>161.64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61.77" calcext:value-type="float">
            <text:p>161.77</text:p>
          </table:table-cell>
          <table:table-cell/>
        </table:table-row>
        <table:table-row table:style-name="ro1">
          <table:table-cell office:value-type="string" calcext:value-type="string">
            <text:p>Demand1 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161.83" calcext:value-type="float">
            <text:p>161.83</text:p>
          </table:table-cell>
          <table:table-cell/>
        </table:table-row>
        <table:table-row table:style-name="ro1">
          <table:table-cell office:value-type="string" calcext:value-type="string">
            <text:p>Demand1 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62.11" calcext:value-type="float">
            <text:p>162.11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64" calcext:value-type="float">
            <text:p>160.64</text:p>
          </table:table-cell>
          <table:table-cell/>
        </table:table-row>
        <table:table-row table:style-name="ro1">
          <table:table-cell office:value-type="string" calcext:value-type="string">
            <text:p>Demand1 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1.76" calcext:value-type="float">
            <text:p>161.76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3" calcext:value-type="float">
            <text:p>160.3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64" calcext:value-type="float">
            <text:p>160.64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6" calcext:value-type="float">
            <text:p>160.6</text:p>
          </table:table-cell>
          <table:table-cell/>
        </table:table-row>
        <table:table-row table:style-name="ro1">
          <table:table-cell office:value-type="string" calcext:value-type="string">
            <text:p>Demanf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51" calcext:value-type="float">
            <text:p>160.51</text:p>
          </table:table-cell>
          <table:table-cell/>
        </table:table-row>
        <table:table-row table:style-name="ro1">
          <table:table-cell office:value-type="string" calcext:value-type="string">
            <text:p>Demanf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68" calcext:value-type="float">
            <text:p>160.68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03" calcext:value-type="float">
            <text:p>160.03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57" calcext:value-type="float">
            <text:p>160.57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22" calcext:value-type="float">
            <text:p>160.22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60.69" calcext:value-type="float">
            <text:p>160.6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59.91" calcext:value-type="float">
            <text:p>159.91</text:p>
          </table:table-cell>
          <table:table-cell/>
        </table:table-row>
        <table:table-row table:style-name="ro1">
          <table:table-cell office:value-type="string" calcext:value-type="string">
            <text:p>Demand1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^-.3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159.53" calcext:value-type="float">
            <text:p>159.5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11.44" calcext:value-type="float">
            <text:p>311.4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310.04" calcext:value-type="float">
            <text:p>310.0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180.65" calcext:value-type="float">
            <text:p>180.65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15" calcext:value-type="float">
            <text:p>15</text:p>
          </table:table-cell>
          <table:table-cell office:value-type="float" office:value="179.74" calcext:value-type="float">
            <text:p>179.7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 office:value-type="float" office:value="181.55" calcext:value-type="float">
            <text:p>181.55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25" calcext:value-type="float">
            <text:p>25</text:p>
          </table:table-cell>
          <table:table-cell office:value-type="float" office:value="182.9" calcext:value-type="float">
            <text:p>182.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375.54" calcext:value-type="float">
            <text:p>375.54</text:p>
          </table:table-cell>
          <table:table-cell office:value-type="string" calcext:value-type="string">
            <text:p>issue is there are too many states</text:p>
          </table:table-cell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400.8" calcext:value-type="float">
            <text:p>400.8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</text:p>
          </table:table-cell>
          <table:table-cell table:number-columns-repeated="2"/>
          <table:table-cell office:value-type="float" office:value="339.61" calcext:value-type="float">
            <text:p>339.61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7.32" calcext:value-type="float">
            <text:p>207.32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3(x+1)</text:p>
          </table:table-cell>
          <table:table-cell table:number-columns-repeated="2"/>
          <table:table-cell office:value-type="float" office:value="253.63" calcext:value-type="float">
            <text:p>253.63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.5(x+1)</text:p>
          </table:table-cell>
          <table:table-cell table:number-columns-repeated="2"/>
          <table:table-cell office:value-type="float" office:value="209.81" calcext:value-type="float">
            <text:p>209.81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1.5(x+1)</text:p>
          </table:table-cell>
          <table:table-cell table:number-columns-repeated="2"/>
          <table:table-cell office:value-type="float" office:value="284.74" calcext:value-type="float">
            <text:p>284.7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1.9(x+1)</text:p>
          </table:table-cell>
          <table:table-cell table:number-columns-repeated="2"/>
          <table:table-cell office:value-type="float" office:value="344.88" calcext:value-type="float">
            <text:p>344.8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7.32" calcext:value-type="float">
            <text:p>207.32</text:p>
          </table:table-cell>
          <table:table-cell office:value-type="string" calcext:value-type="string">
            <text:p>copied</text:p>
          </table:table-cell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11.99" calcext:value-type="float">
            <text:p>211.9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85.39" calcext:value-type="float">
            <text:p>185.3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8.49" calcext:value-type="float">
            <text:p>208.4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84.64" calcext:value-type="float">
            <text:p>284.6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49.27" calcext:value-type="float">
            <text:p>249.27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38.05" calcext:value-type="float">
            <text:p>238.05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27.64" calcext:value-type="float">
            <text:p>227.6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19.82" calcext:value-type="float">
            <text:p>219.82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87.87" calcext:value-type="float">
            <text:p>187.87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97.68" calcext:value-type="float">
            <text:p>297.6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81.79" calcext:value-type="float">
            <text:p>281.7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8.49" calcext:value-type="float">
            <text:p>208.49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300.33" calcext:value-type="float">
            <text:p>300.33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0.5" calcext:value-type="float">
            <text:p>200.5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200.58" calcext:value-type="float">
            <text:p>200.58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84.28" calcext:value-type="float">
            <text:p>184.28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86.37" calcext:value-type="float">
            <text:p>186.37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86.74" calcext:value-type="float">
            <text:p>186.74</text:p>
          </table:table-cell>
          <table:table-cell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log2(x+1)</text:p>
          </table:table-cell>
          <table:table-cell table:number-columns-repeated="2"/>
          <table:table-cell office:value-type="float" office:value="176.68" calcext:value-type="float">
            <text:p>176.6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2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eters, min(lane,1)</text:p>
          </table:table-cell>
          <table:table-cell table:number-columns-repeated="2"/>
          <table:table-cell office:value-type="float" office:value="171.41" calcext:value-type="float">
            <text:p>171.41</text:p>
          </table:table-cell>
          <table:table-cell office:value-type="string" calcext:value-type="string">
            <text:p>best!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FT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68.57" calcext:value-type="float">
            <text:p>168.57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FT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.57" calcext:value-type="float">
            <text:p>168.57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FTC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6.82" calcext:value-type="float">
            <text:p>166.8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FT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.85" calcext:value-type="float">
            <text:p>165.85</text:p>
          </table:table-cell>
          <table:table-cell office:value-type="string" calcext:value-type="string">
            <text:p>best!</text:p>
          </table:table-cell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FT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6.11" calcext:value-type="float">
            <text:p>166.11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7.9" calcext:value-type="float">
            <text:p>167.9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9.22" calcext:value-type="float">
            <text:p>169.2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9.59" calcext:value-type="float">
            <text:p>169.59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7.62" calcext:value-type="float">
            <text:p>167.6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8.26" calcext:value-type="float">
            <text:p>168.26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8.82" calcext:value-type="float">
            <text:p>168.8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9.25" calcext:value-type="float">
            <text:p>169.25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8.98" calcext:value-type="float">
            <text:p>168.98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8.53" calcext:value-type="float">
            <text:p>168.53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7.69" calcext:value-type="float">
            <text:p>167.69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7.19" calcext:value-type="float">
            <text:p>167.19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7.7" calcext:value-type="float">
            <text:p>167.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og2(x+1)</text:p>
          </table:table-cell>
          <table:table-cell table:number-columns-repeated="2"/>
          <table:table-cell office:value-type="float" office:value="167.92" calcext:value-type="float">
            <text:p>167.9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in(lane,1)</text:p>
          </table:table-cell>
          <table:table-cell table:number-columns-repeated="2"/>
          <table:table-cell office:value-type="float" office:value="167.85" calcext:value-type="float">
            <text:p>167.85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(lane,1)</text:p>
          </table:table-cell>
          <table:table-cell table:number-columns-repeated="2"/>
          <table:table-cell office:value-type="float" office:value="165.05" calcext:value-type="float">
            <text:p>165.05</text:p>
          </table:table-cell>
          <table:table-cell office:value-type="string" calcext:value-type="string">
            <text:p>best!</text:p>
          </table:table-cell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2(x+1)</text:p>
          </table:table-cell>
          <table:table-cell table:number-columns-repeated="2"/>
          <table:table-cell office:value-type="float" office:value="166.92" calcext:value-type="float">
            <text:p>166.92</text:p>
          </table:table-cell>
          <table:table-cell/>
        </table:table-row>
        <table:table-row table:style-name="ro1">
          <table:table-cell office:value-type="string" calcext:value-type="string">
            <text:p>Demand3</text:p>
          </table:table-cell>
          <table:table-cell office:value-type="string" calcext:value-type="string">
            <text:p>Qlearning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n(lane,1)</text:p>
          </table:table-cell>
          <table:table-cell table:number-columns-repeated="2"/>
          <table:table-cell office:value-type="float" office:value="165.57" calcext:value-type="float">
            <text:p>165.5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art using decreasing functions for epsilo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3:11:29.14542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42:35.651908241</meta:creation-date>
    <meta:generator>LibreOffice/6.0.7.3$Linux_X86_64 LibreOffice_project/00m0$Build-3</meta:generator>
    <dc:date>2020-04-23T13:34:31.731931907</dc:date>
    <meta:editing-duration>PT3H40M25S</meta:editing-duration>
    <meta:editing-cycles>41</meta:editing-cycles>
    <meta:document-statistic meta:table-count="1" meta:cell-count="507" meta:object-count="0"/>
  </office:meta>
</office:document-meta>
</file>